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4.3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table:style-name="Default" office:value-type="string">
            <text:p>Manufacturer Part</text:p>
          </table:table-cell>
          <table:table-cell office:value-type="string">
            <text:p>commen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>
            <text:p>3,2mm1</text:p>
          </table:table-cell>
          <table:table-cell office:value-type="string">
            <text:p>MOUNTING_HOLE</text:p>
          </table:table-cell>
          <table:table-cell office:value-type="string">
            <text:p>mounting_hole_3,2m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3,2mm2</text:p>
          </table:table-cell>
          <table:table-cell office:value-type="string">
            <text:p>MOUNTING_HOLE</text:p>
          </table:table-cell>
          <table:table-cell office:value-type="string">
            <text:p>mounting_hole_3,2m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3,2mm3</text:p>
          </table:table-cell>
          <table:table-cell office:value-type="string">
            <text:p>MOUNTING_HOLE</text:p>
          </table:table-cell>
          <table:table-cell office:value-type="string">
            <text:p>mounting_hole_3,2m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3,2mm4</text:p>
          </table:table-cell>
          <table:table-cell office:value-type="string">
            <text:p>MOUNTING_HOLE</text:p>
          </table:table-cell>
          <table:table-cell office:value-type="string">
            <text:p>mounting_hole_3,2mm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ADC1</text:p>
          </table:table-cell>
          <table:table-cell office:value-type="string">
            <text:p>CONN_12</text:p>
          </table:table-cell>
          <table:table-cell office:value-type="string">
            <text:p>SIL-1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B1</text:p>
          </table:table-cell>
          <table:table-cell office:value-type="string">
            <text:p>BUZZER_12.2X3.5</text:p>
          </table:table-cell>
          <table:table-cell office:value-type="string">
            <text:p>buzzer_PS1240P02CT3</text:p>
          </table:table-cell>
          <table:table-cell office:value-type="string">
            <text:p><text:a xlink:href="https://at.mouser.com/Search/ProductDetail.aspx?R=PS1240P02CT3virtualkey52130000virtualkey810-PS1240P02CT3">PS1240P02CT3</text:a> </text:p>
          </table:table-cell>
          <table:table-cell table:number-columns-repeated="4"/>
        </table:table-row>
        <table:table-row table:style-name="ro2">
          <table:table-cell office:value-type="string">
            <text:p>BOOT0</text:p>
          </table:table-cell>
          <table:table-cell office:value-type="string">
            <text:p>SW_PUSH</text:p>
          </table:table-cell>
          <table:table-cell office:value-type="string">
            <text:p>pushbutton_tactile</text:p>
          </table:table-cell>
          <table:table-cell office:value-type="string">
            <text:p><text:a xlink:href="https://at.mouser.com/Search/ProductDetail.aspx?R=1301.9301virtualkey69300000virtualkey693-1301.9301">1301.9301</text:a> </text:p>
          </table:table-cell>
          <table:table-cell table:number-columns-repeated="4"/>
        </table:table-row>
        <table:table-row table:style-name="ro1">
          <table:table-cell office:value-type="string">
            <text:p>C1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2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4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7</text:p>
          </table:table-cell>
          <table:table-cell office:value-type="string">
            <text:p>CAPAPOL</text:p>
          </table:table-cell>
          <table:table-cell office:value-type="string">
            <text:p>C2V8</text:p>
          </table:table-cell>
          <table:table-cell office:value-type="string">
            <text:p><text:a xlink:href="https://at.mouser.com/Search/ProductDetail.aspx?R=ESS476M025AE2EAvirtualkey64620000virtualkey80-ESS476M025AE2EA">ESS476M025AE2EA</text:a> </text:p>
          </table:table-cell>
          <table:table-cell table:number-columns-repeated="4"/>
        </table:table-row>
        <table:table-row table:style-name="ro1">
          <table:table-cell office:value-type="string">
            <text:p>C8</text:p>
          </table:table-cell>
          <table:table-cell office:value-type="string">
            <text:p>CAPAPOL</text:p>
          </table:table-cell>
          <table:table-cell office:value-type="string">
            <text:p>C2V8</text:p>
          </table:table-cell>
          <table:table-cell office:value-type="string">
            <text:p><text:a xlink:href="https://at.mouser.com/Search/ProductDetail.aspx?R=ESS476M025AE2EAvirtualkey64620000virtualkey80-ESS476M025AE2EA">ESS476M025AE2EA</text:a> </text:p>
          </table:table-cell>
          <table:table-cell table:number-columns-repeated="4"/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1</text:p>
          </table:table-cell>
          <table:table-cell office:value-type="string">
            <text:p><text:a xlink:href="https://at.mouser.com/Search/ProductDetail.aspx?R=C315C104M5U5TA7303virtualkey64600000virtualkey80-C315C104M5U-TR">C315C104M5U5TA7303</text:a> </text:p>
          </table:table-cell>
          <table:table-cell table:number-columns-repeated="4"/>
        </table:table-row>
        <table:table-row table:style-name="ro1">
          <table:table-cell office:value-type="string">
            <text:p>D1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2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3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4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5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6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7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8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9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10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11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12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13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14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15</text:p>
          </table:table-cell>
          <table:table-cell office:value-type="string">
            <text:p>DIODE</text:p>
          </table:table-cell>
          <table:table-cell office:value-type="string">
            <text:p>D3</text:p>
          </table:table-cell>
          <table:table-cell office:value-type="string">
            <text:p><text:a xlink:href="https://at.mouser.com/Search/ProductDetail.aspx?R=1N5819virtualkey53310000virtualkey821-1N5819">1N5819</text:a></text:p>
          </table:table-cell>
          <table:table-cell table:number-columns-repeated="4"/>
        </table:table-row>
        <table:table-row table:style-name="ro1">
          <table:table-cell office:value-type="string">
            <text:p>Drotek10DOF1</text:p>
          </table:table-cell>
          <table:table-cell office:value-type="string">
            <text:p>CONN_5</text:p>
          </table:table-cell>
          <table:table-cell office:value-type="string">
            <text:p>drotek10dof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2C1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2C2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I2C3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JP1</text:p>
          </table:table-cell>
          <table:table-cell office:value-type="string">
            <text:p>JUMPER</text:p>
          </table:table-cell>
          <table:table-cell office:value-type="string">
            <text:p>Ujump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JP2</text:p>
          </table:table-cell>
          <table:table-cell office:value-type="string">
            <text:p>JUMPER</text:p>
          </table:table-cell>
          <table:table-cell office:value-type="string">
            <text:p>Ujumper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P1</text:p>
          </table:table-cell>
          <table:table-cell office:value-type="string">
            <text:p>CONN_25X2</text:p>
          </table:table-cell>
          <table:table-cell office:value-type="string">
            <text:p>pin_array_25x2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P2</text:p>
          </table:table-cell>
          <table:table-cell office:value-type="string">
            <text:p>CONN_25X2</text:p>
          </table:table-cell>
          <table:table-cell office:value-type="string">
            <text:p>pin_array_25x2</text:p>
          </table:table-cell>
          <table:table-cell table:style-name="Default"/>
          <table:table-cell table:number-columns-repeated="4"/>
        </table:table-row>
        <table:table-row table:style-name="ro3">
          <table:table-cell office:value-type="string">
            <text:p>PWM/PPM/Spektrum1</text:p>
          </table:table-cell>
          <table:table-cell office:value-type="string">
            <text:p>CONN_15X3</text:p>
          </table:table-cell>
          <table:table-cell office:value-type="string">
            <text:p>in_array_15x3</text:p>
          </table:table-cell>
          <table:table-cell table:style-name="Default"/>
          <table:table-cell table:number-columns-repeated="2"/>
          <table:table-cell table:style-name="ce2"/>
          <table:table-cell table:style-name="ce1"/>
        </table:table-row>
        <table:table-row table:style-name="ro1">
          <table:table-cell office:value-type="string">
            <text:p>R1</text:p>
          </table:table-cell>
          <table:table-cell office:value-type="string">
            <text:p>22k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2202Fvirtualkey66000000virtualkey660-MF1%2F4DC2202F">MF1/4DC2202F</text:a></text:p>
          </table:table-cell>
          <table:table-cell/>
          <table:table-cell table:style-name="ce2"/>
          <table:table-cell table:style-name="ce1"/>
          <table:table-cell/>
        </table:table-row>
        <table:table-row table:style-name="ro1">
          <table:table-cell office:value-type="string">
            <text:p>R2</text:p>
          </table:table-cell>
          <table:table-cell office:value-type="string">
            <text:p>2k2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1Fvirtualkey66000000virtualkey660-MF1%2F4DCT52R2201F">MF1/4DCT52R2201F</text:a> </text:p>
          </table:table-cell>
          <table:table-cell table:number-columns-repeated="4"/>
        </table:table-row>
        <table:table-row table:style-name="ro1">
          <table:table-cell office:value-type="string">
            <text:p>R3</text:p>
          </table:table-cell>
          <table:table-cell office:value-type="string">
            <text:p>22k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2202Fvirtualkey66000000virtualkey660-MF1%2F4DC2202F">MF1/4DC2202F</text:a></text:p>
          </table:table-cell>
          <table:table-cell table:number-columns-repeated="4"/>
        </table:table-row>
        <table:table-row table:style-name="ro1">
          <table:table-cell office:value-type="string">
            <text:p>R4</text:p>
          </table:table-cell>
          <table:table-cell office:value-type="string">
            <text:p>2k2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1Fvirtualkey66000000virtualkey660-MF1%2F4DCT52R2201F">MF1/4DCT52R2201F</text:a> </text:p>
          </table:table-cell>
          <table:table-cell table:number-columns-repeated="4"/>
        </table:table-row>
        <table:table-row table:style-name="ro1">
          <table:table-cell office:value-type="string">
            <text:p>R5</text:p>
          </table:table-cell>
          <table:table-cell office:value-type="string">
            <text:p>22k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2202Fvirtualkey66000000virtualkey660-MF1%2F4DC2202F">MF1/4DC2202F</text:a></text:p>
          </table:table-cell>
          <table:table-cell table:number-columns-repeated="4"/>
        </table:table-row>
        <table:table-row table:style-name="ro1">
          <table:table-cell office:value-type="string">
            <text:p>R6</text:p>
          </table:table-cell>
          <table:table-cell office:value-type="string">
            <text:p>2k2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1Fvirtualkey66000000virtualkey660-MF1%2F4DCT52R2201F">MF1/4DCT52R2201F</text:a> </text:p>
          </table:table-cell>
          <table:table-cell table:number-columns-repeated="4"/>
        </table:table-row>
        <table:table-row table:style-name="ro1">
          <table:table-cell office:value-type="string">
            <text:p>R7</text:p>
          </table:table-cell>
          <table:table-cell office:value-type="string">
            <text:p>22k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2202Fvirtualkey66000000virtualkey660-MF1%2F4DC2202F">MF1/4DC2202F</text:a></text:p>
          </table:table-cell>
          <table:table-cell table:number-columns-repeated="4"/>
        </table:table-row>
        <table:table-row table:style-name="ro1">
          <table:table-cell office:value-type="string">
            <text:p>R8</text:p>
          </table:table-cell>
          <table:table-cell office:value-type="string">
            <text:p>2k2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1Fvirtualkey66000000virtualkey660-MF1%2F4DCT52R2201F">MF1/4DCT52R2201F</text:a> </text:p>
          </table:table-cell>
          <table:table-cell table:number-columns-repeated="4"/>
        </table:table-row>
        <table:table-row table:style-name="ro1">
          <table:table-cell office:value-type="string">
            <text:p>R9</text:p>
          </table:table-cell>
          <table:table-cell office:value-type="string">
            <text:p>22k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2202Fvirtualkey66000000virtualkey660-MF1%2F4DC2202F">MF1/4DC2202F</text:a></text:p>
          </table:table-cell>
          <table:table-cell table:number-columns-repeated="4"/>
        </table:table-row>
        <table:table-row table:style-name="ro1">
          <table:table-cell office:value-type="string">
            <text:p>R10</text:p>
          </table:table-cell>
          <table:table-cell office:value-type="string">
            <text:p>2k2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1Fvirtualkey66000000virtualkey660-MF1%2F4DCT52R2201F">MF1/4DCT52R2201F</text:a> </text:p>
          </table:table-cell>
          <table:table-cell table:number-columns-repeated="4"/>
        </table:table-row>
        <table:table-row table:style-name="ro1">
          <table:table-cell office:value-type="string">
            <text:p>R11</text:p>
          </table:table-cell>
          <table:table-cell office:value-type="string">
            <text:p>22k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2202Fvirtualkey66000000virtualkey660-MF1%2F4DC2202F">MF1/4DC2202F</text:a></text:p>
          </table:table-cell>
          <table:table-cell table:number-columns-repeated="4"/>
        </table:table-row>
        <table:table-row table:style-name="ro1">
          <table:table-cell office:value-type="string">
            <text:p>R12</text:p>
          </table:table-cell>
          <table:table-cell office:value-type="string">
            <text:p>2k2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1Fvirtualkey66000000virtualkey660-MF1%2F4DCT52R2201F">MF1/4DCT52R2201F</text:a> </text:p>
          </table:table-cell>
          <table:table-cell table:number-columns-repeated="4"/>
        </table:table-row>
        <table:table-row table:style-name="ro1">
          <table:table-cell office:value-type="string">
            <text:p>R13</text:p>
          </table:table-cell>
          <table:table-cell office:value-type="float" office:value="220">
            <text:p>220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2200Fvirtualkey66000000virtualkey660-MF1%2F4DCT52R2200F">MF1/4DCT52R2200F</text:a> </text:p>
          </table:table-cell>
          <table:table-cell table:number-columns-repeated="4"/>
        </table:table-row>
        <table:table-row table:style-name="ro1">
          <table:table-cell office:value-type="string">
            <text:p>R14</text:p>
          </table:table-cell>
          <table:table-cell office:value-type="float" office:value="470">
            <text:p>470</text:p>
          </table:table-cell>
          <table:table-cell office:value-type="string">
            <text:p>R3</text:p>
          </table:table-cell>
          <table:table-cell office:value-type="string">
            <text:p><text:a xlink:href="https://at.mouser.com/Search/ProductDetail.aspx?R=MF1%2F4DCT52R4700Fvirtualkey66000000virtualkey660-MF1%2F4DCT52R4700F">MF1/4DCT52R4700F</text:a> </text:p>
          </table:table-cell>
          <table:table-cell table:number-columns-repeated="4"/>
        </table:table-row>
        <table:table-row table:style-name="ro1">
          <table:table-cell office:value-type="string">
            <text:p>R15</text:p>
          </table:table-cell>
          <table:table-cell office:value-type="string">
            <text:p>1k</text:p>
          </table:table-cell>
          <table:table-cell office:value-type="string">
            <text:p>R3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screw1</text:p>
          </table:table-cell>
          <table:table-cell office:value-type="string">
            <text:p>CONN_3</text:p>
          </table:table-cell>
          <table:table-cell office:value-type="string">
            <text:p>bornier3</text:p>
          </table:table-cell>
          <table:table-cell office:value-type="string">
            <text:p><text:a xlink:href="https://at.mouser.com/Search/ProductDetail.aspx?R=20020316-H031B01LFvirtualkey64910000virtualkey649-220316-H031B01LF">20020316-H031B01LF</text:a> </text:p>
          </table:table-cell>
          <table:table-cell table:number-columns-repeated="4"/>
        </table:table-row>
        <table:table-row table:style-name="ro1">
          <table:table-cell office:value-type="string">
            <text:p>screw2</text:p>
          </table:table-cell>
          <table:table-cell office:value-type="string">
            <text:p>CONN_2</text:p>
          </table:table-cell>
          <table:table-cell office:value-type="string">
            <text:p>bornier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screw3</text:p>
          </table:table-cell>
          <table:table-cell office:value-type="string">
            <text:p>CONN_2</text:p>
          </table:table-cell>
          <table:table-cell office:value-type="string">
            <text:p>bornier2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SPI1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SPI2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SPI3</text:p>
          </table:table-cell>
          <table:table-cell office:value-type="string">
            <text:p>CONN_6</text:p>
          </table:table-cell>
          <table:table-cell office:value-type="string">
            <text:p>PIN_ARRAY-6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T1</text:p>
          </table:table-cell>
          <table:table-cell office:value-type="string">
            <text:p>BC547</text:p>
          </table:table-cell>
          <table:table-cell office:value-type="string">
            <text:p>TO92</text:p>
          </table:table-cell>
          <table:table-cell office:value-type="string">
            <text:p><text:a xlink:href="https://at.mouser.com/Search/ProductDetail.aspx?R=BC547CGvirtualkey58410000virtualkey863-BC547CG">BC547CG</text:a> </text:p>
          </table:table-cell>
          <table:table-cell table:number-columns-repeated="4"/>
        </table:table-row>
        <table:table-row table:style-name="ro1">
          <table:table-cell office:value-type="string">
            <text:p>UART1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UART2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UART3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UART4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UART5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UART6</text:p>
          </table:table-cell>
          <table:table-cell office:value-type="string">
            <text:p>CONN_4</text:p>
          </table:table-cell>
          <table:table-cell office:value-type="string">
            <text:p>PIN_ARRAY_4x1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15.04.2014</text:date>, <text:time>10:4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4-04-15T10:49:06.47</dc:date>
    <meta:editing-duration>PT6M43S</meta:editing-duration>
    <meta:editing-cycles>2</meta:editing-cycles>
    <meta:document-statistic meta:table-count="1" meta:cell-count="255" meta:object-count="0"/>
  </office:meta>
</office:document-meta>
</file>